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72045" officeooo:paragraph-rsid="00172045"/>
    </style:style>
    <style:style style:name="P2" style:family="paragraph" style:parent-style-name="Standard">
      <style:text-properties officeooo:rsid="0018483b" officeooo:paragraph-rsid="0018483b"/>
    </style:style>
    <style:style style:name="P3" style:family="paragraph" style:parent-style-name="Standard">
      <style:text-properties officeooo:rsid="001dccba" officeooo:paragraph-rsid="001dccba"/>
    </style:style>
    <style:style style:name="P4" style:family="paragraph" style:parent-style-name="Standard">
      <style:text-properties officeooo:rsid="001f638c" officeooo:paragraph-rsid="001f638c"/>
    </style:style>
    <style:style style:name="P5" style:family="paragraph" style:parent-style-name="Standard">
      <style:text-properties officeooo:rsid="002127ae" officeooo:paragraph-rsid="002127ae"/>
    </style:style>
    <style:style style:name="P6" style:family="paragraph" style:parent-style-name="Standard">
      <style:text-properties officeooo:rsid="00243ec1" officeooo:paragraph-rsid="00243ec1"/>
    </style:style>
    <style:style style:name="P7" style:family="paragraph" style:parent-style-name="Standard">
      <style:text-properties officeooo:rsid="00253305" officeooo:paragraph-rsid="00253305"/>
    </style:style>
    <style:style style:name="P8" style:family="paragraph" style:parent-style-name="Standard">
      <style:text-properties officeooo:rsid="00287a46" officeooo:paragraph-rsid="00287a46"/>
    </style:style>
    <style:style style:name="P9" style:family="paragraph" style:parent-style-name="Standard">
      <style:text-properties officeooo:rsid="002bbe7b" officeooo:paragraph-rsid="002bbe7b"/>
    </style:style>
    <style:style style:name="P10" style:family="paragraph" style:parent-style-name="Preformatted_20_Text">
      <style:text-properties fo:font-variant="normal" fo:text-transform="none" fo:color="#000000" fo:font-size="12pt" fo:letter-spacing="normal" fo:font-style="normal" fo:font-weight="normal" officeooo:rsid="00172045" officeooo:paragraph-rsid="00172045"/>
    </style:style>
    <style:style style:name="P11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orphans="2" fo:widows="2" fo:background-color="#eeeeee" fo:padding="0.185cm" fo:border="0.06pt solid #cccccc"/>
      <style:text-properties fo:font-variant="normal" fo:text-transform="none" fo:color="#000000" fo:font-size="12pt" fo:letter-spacing="normal" fo:font-style="normal" fo:font-weight="normal"/>
    </style:style>
    <style:style style:name="P12" style:family="paragraph" style:parent-style-name="Preformatted_20_Text">
      <loext:graphic-properties draw:fill="solid" draw:fill-color="#eeeeee" draw:opacity="100%"/>
      <style:paragraph-properties fo:orphans="2" fo:widows="2" fo:background-color="#eeeeee" fo:padding="0.185cm" fo:border="0.06pt solid #cccccc"/>
      <style:text-properties fo:font-variant="normal" fo:text-transform="none" fo:color="#000000" fo:font-size="12pt" fo:letter-spacing="normal" fo:font-style="normal" fo:font-weight="normal"/>
    </style:style>
    <style:style style:name="P13" style:family="paragraph" style:parent-style-name="Standard">
      <style:text-properties officeooo:rsid="002bbe7b" officeooo:paragraph-rsid="002bbe7b"/>
    </style:style>
    <style:style style:name="P14" style:family="paragraph" style:parent-style-name="Standard">
      <style:text-properties officeooo:rsid="002bfad6" officeooo:paragraph-rsid="002bfad6"/>
    </style:style>
    <style:style style:name="T1" style:family="text">
      <style:text-properties officeooo:rsid="00256a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18.04</text:p>
      <text:p text:style-name="P1"/>
      <text:p text:style-name="P1">keyboard</text:p>
      <text:p text:style-name="P10">ubuntu@ubuntu:~$ sudo localectl set-keymap jp106</text:p>
      <text:p text:style-name="P12">ubuntu@ubuntu:~$ sudo localectl set-keymap jp-OADG109A</text:p>
      <text:p text:style-name="P12">ubuntu@ubuntu:~$ sudo dpkg-reconfigure -f noninteractive keyboard-configuration</text:p>
      <text:p text:style-name="P11">ubuntu@ubuntu:~$ cat /etc/default/keyboard</text:p>
      <text:p text:style-name="P1">time</text:p>
      <text:p text:style-name="P10">ubuntu@ubuntu:~$ sudo timedatectl set-timezone Asia/Tokyo</text:p>
      <text:p text:style-name="P11">ubuntu@ubuntu:~$ sudo timedatectl</text:p>
      <text:p text:style-name="P11"/>
      <text:p text:style-name="P11"/>
      <text:p text:style-name="P11">デバイスドライバー　<text:span text:style-name="T1">download</text:span></text:p>
      <text:p text:style-name="P11"><text:a xlink:type="simple" xlink:href="https://github.com/rt-net/RaspberryPiMouse" text:style-name="Internet_20_link" text:visited-style-name="Visited_20_Internet_20_Link">https://github.com/rt-net/RaspberryPiMouse</text:a></text:p>
      <text:p text:style-name="P11"/>
      <text:p text:style-name="P11"/>
      <text:p text:style-name="P2">raspberry pi3 無線LAN</text:p>
      <text:p text:style-name="P1"><text:a xlink:type="simple" xlink:href="https://qiita.com/MasanoriIwakura/items/683fc64fbbcc8cb55ac8" text:style-name="Internet_20_link" text:visited-style-name="Visited_20_Internet_20_Link">https://qiita.com/MasanoriIwakura/items/683fc64fbbcc8cb55ac8</text:a></text:p>
      <text:p text:style-name="P1"/>
      <text:p text:style-name="P7">how to install Raspbian </text:p>
      <text:p text:style-name="P6">buster</text:p>
      <text:p text:style-name="P1"><text:a xlink:type="simple" xlink:href="https://www.1ft-seabass.jp/memo/2018/07/23/raspbian-install-201807-memo/" text:style-name="Internet_20_link" text:visited-style-name="Visited_20_Internet_20_Link">https://www.1ft-seabass.jp/memo/2018/07/23/raspbian-install-201807-memo/</text:a></text:p>
      <text:p text:style-name="P6">stretch</text:p>
      <text:p text:style-name="P1"><text:a xlink:type="simple" xlink:href="http://ytyaru.hatenablog.com/entry/2019/05/23/000000" text:style-name="Internet_20_link" text:visited-style-name="Visited_20_Internet_20_Link">http://ytyaru.hatenablog.com/entry/2019/05/23/000000</text:a></text:p>
      <text:p text:style-name="P1"/>
      <text:p text:style-name="P1"/>
      <text:p text:style-name="P3">raspicat img</text:p>
      <text:p text:style-name="P3"><text:a xlink:type="simple" xlink:href="https://b.ueda.tech/?post=20180617_raspi_ubuntu" text:style-name="Internet_20_link" text:visited-style-name="Visited_20_Internet_20_Link">https://b.ueda.tech/?post=20180617_raspi_ubuntu</text:a></text:p>
      <text:p text:style-name="P3"/>
      <text:p text:style-name="P4">ssh</text:p>
      <text:p text:style-name="P3"><text:a xlink:type="simple" xlink:href="https://qiita.com/sasayabaku/items/ff96f700d2b65fdf085e" text:style-name="Internet_20_link" text:visited-style-name="Visited_20_Internet_20_Link">https://qiita.com/sasayabaku/items/ff96f700d2b65fdf085e</text:a></text:p>
      <text:p text:style-name="P3"/>
      <text:p text:style-name="P5">No root to host 22</text:p>
      <text:p text:style-name="P5">→raspberry piと同じwi-fiにつなぐ</text:p>
      <text:p text:style-name="P5"/>
      <text:p text:style-name="P8">raspbianにros<text:tab/> install</text:p>
      <text:p text:style-name="P8"><text:a xlink:type="simple" xlink:href="http://asukiaaa.blogspot.com/2018/06/raspberry-pi-raspbianstretchrosmelodic.html" text:style-name="Internet_20_link" text:visited-style-name="Visited_20_Internet_20_Link">http://asukiaaa.blogspot.com/2018/06/raspberry-pi-raspbianstretchrosmelodic.html</text:a></text:p>
      <text:p text:style-name="P8"/>
      <text:p text:style-name="P8">sudo apt install libqt4-dev <text:s/>　・・・-devでlibqt4に関連するものすべて入る</text:p>
      <text:p text:style-name="P9">sudo apt install pyqt5-dev <text:s text:c="5"/></text:p>
      <text:p text:style-name="P9"/>
      <text:p text:style-name="P14"><text:soft-page-break/>VNビューワー</text:p>
      <text:p text:style-name="P9"><text:a xlink:type="simple" xlink:href="https://www.realvnc.com/en/connect/download/viewer/" text:style-name="Internet_20_link" text:visited-style-name="Visited_20_Internet_20_Link">https://www.realvnc.com/en/connect/download/viewer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1:47:20.610587236</meta:creation-date>
    <dc:date>2019-10-08T04:15:03.263940852</dc:date>
    <meta:editing-duration>P1DT17H54M35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113" meta:character-count="1043" meta:non-whitespace-character-count="992"/>
  </office:meta>
</office:document-meta>
</file>